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3.16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00509213725-long-lived-bug-prediction-w-dnn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5" table:number-columns-repeated="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624" calcext:value-type="float">
            <text:p>6624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734" calcext:value-type="float">
            <text:p>734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2444" calcext:value-type="float">
            <text:p>2444</text:p>
          </table:table-cell>
          <table:table-cell office:value-type="float" office:value="1225" calcext:value-type="float">
            <text:p>1225</text:p>
          </table:table-cell>
          <table:table-cell office:value-type="float" office:value="1219" calcext:value-type="float">
            <text:p>1219</text:p>
          </table:table-cell>
          <table:table-cell office:value-type="float" office:value="0.690630733966827" calcext:value-type="float">
            <text:p>0,690630733966827</text:p>
          </table:table-cell>
          <table:table-cell office:value-type="float" office:value="1315" calcext:value-type="float">
            <text:p>1315</text:p>
          </table:table-cell>
          <table:table-cell office:value-type="float" office:value="1119" calcext:value-type="float">
            <text:p>1119</text:p>
          </table:table-cell>
          <table:table-cell office:value-type="float" office:value="1325" calcext:value-type="float">
            <text:p>1325</text:p>
          </table:table-cell>
          <table:table-cell office:value-type="float" office:value="1129" calcext:value-type="float">
            <text:p>1129</text:p>
          </table:table-cell>
          <table:table-cell office:value-type="float" office:value="0.540098190307617" calcext:value-type="float">
            <text:p>0,540098190307617</text:p>
          </table:table-cell>
          <table:table-cell office:value-type="float" office:value="0.540262937545776" calcext:value-type="float">
            <text:p>0,540262937545776</text:p>
          </table:table-cell>
          <table:table-cell office:value-type="float" office:value="0.538052380084991" calcext:value-type="float">
            <text:p>0,538052380084991</text:p>
          </table:table-cell>
          <table:table-cell office:value-type="float" office:value="0.547241568565369" calcext:value-type="float">
            <text:p>0,547241568565369</text:p>
          </table:table-cell>
          <table:table-cell office:value-type="float" office:value="0.538052373158756" calcext:value-type="float">
            <text:p>0,538052373158756</text:p>
          </table:table-cell>
          <table:table-cell office:value-type="float" office:value="0.542144026186579" calcext:value-type="float">
            <text:p>0,542144026186579</text:p>
          </table:table-cell>
          <table:table-cell office:value-type="float" office:value="0.540583951382029" calcext:value-type="float">
            <text:p>0,540583951382029</text:p>
          </table:table-cell>
          <table:table-cell office:value-type="float" office:value="0.539155392982651" calcext:value-type="float">
            <text:p>0,5391553929826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624" calcext:value-type="float">
            <text:p>6624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734" calcext:value-type="float">
            <text:p>734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2444" calcext:value-type="float">
            <text:p>2444</text:p>
          </table:table-cell>
          <table:table-cell office:value-type="float" office:value="1225" calcext:value-type="float">
            <text:p>1225</text:p>
          </table:table-cell>
          <table:table-cell office:value-type="float" office:value="1219" calcext:value-type="float">
            <text:p>1219</text:p>
          </table:table-cell>
          <table:table-cell office:value-type="float" office:value="0.690206050872803" calcext:value-type="float">
            <text:p>0,690206050872803</text:p>
          </table:table-cell>
          <table:table-cell office:value-type="float" office:value="1312" calcext:value-type="float">
            <text:p>1312</text:p>
          </table:table-cell>
          <table:table-cell office:value-type="float" office:value="1144" calcext:value-type="float">
            <text:p>1144</text:p>
          </table:table-cell>
          <table:table-cell office:value-type="float" office:value="1300" calcext:value-type="float">
            <text:p>1300</text:p>
          </table:table-cell>
          <table:table-cell office:value-type="float" office:value="1132" calcext:value-type="float">
            <text:p>1132</text:p>
          </table:table-cell>
          <table:table-cell office:value-type="float" office:value="0.534369885921478" calcext:value-type="float">
            <text:p>0,534369885921478</text:p>
          </table:table-cell>
          <table:table-cell office:value-type="float" office:value="0.534201979637146" calcext:value-type="float">
            <text:p>0,534201979637146</text:p>
          </table:table-cell>
          <table:table-cell office:value-type="float" office:value="0.536824882030487" calcext:value-type="float">
            <text:p>0,536824882030487</text:p>
          </table:table-cell>
          <table:table-cell office:value-type="float" office:value="0.548575401306152" calcext:value-type="float">
            <text:p>0,548575401306152</text:p>
          </table:table-cell>
          <table:table-cell office:value-type="float" office:value="0.536824877250409" calcext:value-type="float">
            <text:p>0,536824877250409</text:p>
          </table:table-cell>
          <table:table-cell office:value-type="float" office:value="0.531914893617021" calcext:value-type="float">
            <text:p>0,531914893617021</text:p>
          </table:table-cell>
          <table:table-cell office:value-type="float" office:value="0.535157288510154" calcext:value-type="float">
            <text:p>0,535157288510154</text:p>
          </table:table-cell>
          <table:table-cell office:value-type="float" office:value="0.535510219141743" calcext:value-type="float">
            <text:p>0,5355102191417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10666" calcext:value-type="float">
            <text:p>10666</text:p>
          </table:table-cell>
          <table:table-cell table:number-columns-repeated="2" office:value-type="float" office:value="5333" calcext:value-type="float">
            <text:p>5333</text:p>
          </table:table-cell>
          <table:table-cell office:value-type="float" office:value="734" calcext:value-type="float">
            <text:p>734</text:p>
          </table:table-cell>
          <table:table-cell office:value-type="float" office:value="606" calcext:value-type="float">
            <text:p>606</text:p>
          </table:table-cell>
          <table:table-cell office:value-type="float" office:value="128" calcext:value-type="float">
            <text:p>128</text:p>
          </table:table-cell>
          <table:table-cell office:value-type="float" office:value="2444" calcext:value-type="float">
            <text:p>2444</text:p>
          </table:table-cell>
          <table:table-cell office:value-type="float" office:value="1979" calcext:value-type="float">
            <text:p>1979</text:p>
          </table:table-cell>
          <table:table-cell office:value-type="float" office:value="465" calcext:value-type="float">
            <text:p>465</text:p>
          </table:table-cell>
          <table:table-cell office:value-type="float" office:value="1.8544362783432" calcext:value-type="float">
            <text:p>1,8544362783432</text:p>
          </table:table-cell>
          <table:table-cell office:value-type="float" office:value="1034" calcext:value-type="float">
            <text:p>1034</text:p>
          </table:table-cell>
          <table:table-cell office:value-type="float" office:value="1421" calcext:value-type="float">
            <text:p>1421</text:p>
          </table:table-cell>
          <table:table-cell office:value-type="float" office:value="1023" calcext:value-type="float">
            <text:p>1023</text:p>
          </table:table-cell>
          <table:table-cell office:value-type="float" office:value="1410" calcext:value-type="float">
            <text:p>1410</text:p>
          </table:table-cell>
          <table:table-cell office:value-type="float" office:value="0.420826524496079" calcext:value-type="float">
            <text:p>0,420826524496079</text:p>
          </table:table-cell>
          <table:table-cell office:value-type="float" office:value="0.421181261539459" calcext:value-type="float">
            <text:p>0,421181261539459</text:p>
          </table:table-cell>
          <table:table-cell office:value-type="float" office:value="0.423076927661896" calcext:value-type="float">
            <text:p>0,423076927661896</text:p>
          </table:table-cell>
          <table:table-cell office:value-type="float" office:value="0.301859438419342" calcext:value-type="float">
            <text:p>0,301859438419342</text:p>
          </table:table-cell>
          <table:table-cell office:value-type="float" office:value="0.423076923076923" calcext:value-type="float">
            <text:p>0,423076923076923</text:p>
          </table:table-cell>
          <table:table-cell office:value-type="float" office:value="0.418576104746318" calcext:value-type="float">
            <text:p>0,418576104746318</text:p>
          </table:table-cell>
          <table:table-cell office:value-type="float" office:value="0.533910903193206" calcext:value-type="float">
            <text:p>0,533910903193206</text:p>
          </table:table-cell>
          <table:table-cell office:value-type="float" office:value="0.422126966371367" calcext:value-type="float">
            <text:p>0,4221269663713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10666" calcext:value-type="float">
            <text:p>10666</text:p>
          </table:table-cell>
          <table:table-cell table:number-columns-repeated="2" office:value-type="float" office:value="5333" calcext:value-type="float">
            <text:p>5333</text:p>
          </table:table-cell>
          <table:table-cell office:value-type="float" office:value="734" calcext:value-type="float">
            <text:p>734</text:p>
          </table:table-cell>
          <table:table-cell office:value-type="float" office:value="606" calcext:value-type="float">
            <text:p>606</text:p>
          </table:table-cell>
          <table:table-cell office:value-type="float" office:value="128" calcext:value-type="float">
            <text:p>128</text:p>
          </table:table-cell>
          <table:table-cell office:value-type="float" office:value="2444" calcext:value-type="float">
            <text:p>2444</text:p>
          </table:table-cell>
          <table:table-cell office:value-type="float" office:value="1979" calcext:value-type="float">
            <text:p>1979</text:p>
          </table:table-cell>
          <table:table-cell office:value-type="float" office:value="465" calcext:value-type="float">
            <text:p>465</text:p>
          </table:table-cell>
          <table:table-cell office:value-type="float" office:value="1.96829891204834" calcext:value-type="float">
            <text:p>1,96829891204834</text:p>
          </table:table-cell>
          <table:table-cell office:value-type="float" office:value="1044" calcext:value-type="float">
            <text:p>1044</text:p>
          </table:table-cell>
          <table:table-cell office:value-type="float" office:value="1397" calcext:value-type="float">
            <text:p>1397</text:p>
          </table:table-cell>
          <table:table-cell office:value-type="float" office:value="1047" calcext:value-type="float">
            <text:p>1047</text:p>
          </table:table-cell>
          <table:table-cell office:value-type="float" office:value="1400" calcext:value-type="float">
            <text:p>1400</text:p>
          </table:table-cell>
          <table:table-cell office:value-type="float" office:value="0.427782326936722" calcext:value-type="float">
            <text:p>0,427782326936722</text:p>
          </table:table-cell>
          <table:table-cell office:value-type="float" office:value="0.427693575620651" calcext:value-type="float">
            <text:p>0,427693575620651</text:p>
          </table:table-cell>
          <table:table-cell office:value-type="float" office:value="0.42716857790947" calcext:value-type="float">
            <text:p>0,42716857790947</text:p>
          </table:table-cell>
          <table:table-cell office:value-type="float" office:value="0.308092266321182" calcext:value-type="float">
            <text:p>0,308092266321182</text:p>
          </table:table-cell>
          <table:table-cell office:value-type="float" office:value="0.427168576104746" calcext:value-type="float">
            <text:p>0,427168576104746</text:p>
          </table:table-cell>
          <table:table-cell office:value-type="float" office:value="0.428396072013093" calcext:value-type="float">
            <text:p>0,428396072013093</text:p>
          </table:table-cell>
          <table:table-cell office:value-type="float" office:value="0.533270305954457" calcext:value-type="float">
            <text:p>0,533270305954457</text:p>
          </table:table-cell>
          <table:table-cell office:value-type="float" office:value="0.427430915556265" calcext:value-type="float">
            <text:p>0,427430915556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9882" calcext:value-type="float">
            <text:p>9882</text:p>
          </table:table-cell>
          <table:table-cell table:number-columns-repeated="2" office:value-type="float" office:value="4941" calcext:value-type="float">
            <text:p>4941</text:p>
          </table:table-cell>
          <table:table-cell office:value-type="float" office:value="734" calcext:value-type="float">
            <text:p>734</text:p>
          </table:table-cell>
          <table:table-cell office:value-type="float" office:value="560" calcext:value-type="float">
            <text:p>560</text:p>
          </table:table-cell>
          <table:table-cell office:value-type="float" office:value="174" calcext:value-type="float">
            <text:p>174</text:p>
          </table:table-cell>
          <table:table-cell office:value-type="float" office:value="2444" calcext:value-type="float">
            <text:p>2444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.44477427005768" calcext:value-type="float">
            <text:p>1,44477427005768</text:p>
          </table:table-cell>
          <table:table-cell office:value-type="float" office:value="1226" calcext:value-type="float">
            <text:p>1226</text:p>
          </table:table-cell>
          <table:table-cell office:value-type="float" office:value="1217" calcext:value-type="float">
            <text:p>1217</text:p>
          </table:table-cell>
          <table:table-cell office:value-type="float" office:value="1227" calcext:value-type="float">
            <text:p>1227</text:p>
          </table:table-cell>
          <table:table-cell office:value-type="float" office:value="1218" calcext:value-type="float">
            <text:p>1218</text:p>
          </table:table-cell>
          <table:table-cell office:value-type="float" office:value="0.501841247081757" calcext:value-type="float">
            <text:p>0,501841247081757</text:p>
          </table:table-cell>
          <table:table-cell office:value-type="float" office:value="0.501842021942139" calcext:value-type="float">
            <text:p>0,501842021942139</text:p>
          </table:table-cell>
          <table:table-cell office:value-type="float" office:value="0.501636683940887" calcext:value-type="float">
            <text:p>0,501636683940887</text:p>
          </table:table-cell>
          <table:table-cell office:value-type="float" office:value="0.404625773429871" calcext:value-type="float">
            <text:p>0,404625773429871</text:p>
          </table:table-cell>
          <table:table-cell office:value-type="float" office:value="0.501636661211129" calcext:value-type="float">
            <text:p>0,501636661211129</text:p>
          </table:table-cell>
          <table:table-cell office:value-type="float" office:value="0.502045826513912" calcext:value-type="float">
            <text:p>0,502045826513912</text:p>
          </table:table-cell>
          <table:table-cell office:value-type="float" office:value="0.531096563011457" calcext:value-type="float">
            <text:p>0,531096563011457</text:p>
          </table:table-cell>
          <table:table-cell office:value-type="float" office:value="0.501739331932749" calcext:value-type="float">
            <text:p>0,5017393319327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10666" calcext:value-type="float">
            <text:p>10666</text:p>
          </table:table-cell>
          <table:table-cell table:number-columns-repeated="2" office:value-type="float" office:value="5333" calcext:value-type="float">
            <text:p>5333</text:p>
          </table:table-cell>
          <table:table-cell office:value-type="float" office:value="734" calcext:value-type="float">
            <text:p>734</text:p>
          </table:table-cell>
          <table:table-cell office:value-type="float" office:value="606" calcext:value-type="float">
            <text:p>606</text:p>
          </table:table-cell>
          <table:table-cell office:value-type="float" office:value="128" calcext:value-type="float">
            <text:p>128</text:p>
          </table:table-cell>
          <table:table-cell office:value-type="float" office:value="2444" calcext:value-type="float">
            <text:p>2444</text:p>
          </table:table-cell>
          <table:table-cell office:value-type="float" office:value="1979" calcext:value-type="float">
            <text:p>1979</text:p>
          </table:table-cell>
          <table:table-cell office:value-type="float" office:value="465" calcext:value-type="float">
            <text:p>465</text:p>
          </table:table-cell>
          <table:table-cell office:value-type="float" office:value="1.91680002212524" calcext:value-type="float">
            <text:p>1,91680002212524</text:p>
          </table:table-cell>
          <table:table-cell office:value-type="float" office:value="998" calcext:value-type="float">
            <text:p>998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1446" calcext:value-type="float">
            <text:p>1446</text:p>
          </table:table-cell>
          <table:table-cell table:number-columns-repeated="3" office:value-type="float" office:value="0.408346980810165" calcext:value-type="float">
            <text:p>0,408346980810165</text:p>
          </table:table-cell>
          <table:table-cell office:value-type="float" office:value="0.291300415992737" calcext:value-type="float">
            <text:p>0,291300415992737</text:p>
          </table:table-cell>
          <table:table-cell table:number-columns-repeated="2" office:value-type="float" office:value="0.408346972176759" calcext:value-type="float">
            <text:p>0,408346972176759</text:p>
          </table:table-cell>
          <table:table-cell office:value-type="float" office:value="0.529939091645069" calcext:value-type="float">
            <text:p>0,529939091645069</text:p>
          </table:table-cell>
          <table:table-cell office:value-type="float" office:value="0.408346980810165" calcext:value-type="float">
            <text:p>0,4083469808101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624" calcext:value-type="float">
            <text:p>6624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734" calcext:value-type="float">
            <text:p>734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2444" calcext:value-type="float">
            <text:p>2444</text:p>
          </table:table-cell>
          <table:table-cell office:value-type="float" office:value="1225" calcext:value-type="float">
            <text:p>1225</text:p>
          </table:table-cell>
          <table:table-cell office:value-type="float" office:value="1219" calcext:value-type="float">
            <text:p>1219</text:p>
          </table:table-cell>
          <table:table-cell office:value-type="float" office:value="0.694559991359711" calcext:value-type="float">
            <text:p>0,694559991359711</text:p>
          </table:table-cell>
          <table:table-cell office:value-type="float" office:value="1299" calcext:value-type="float">
            <text:p>1299</text:p>
          </table:table-cell>
          <table:table-cell office:value-type="float" office:value="1163" calcext:value-type="float">
            <text:p>1163</text:p>
          </table:table-cell>
          <table:table-cell office:value-type="float" office:value="1281" calcext:value-type="float">
            <text:p>1281</text:p>
          </table:table-cell>
          <table:table-cell office:value-type="float" office:value="1145" calcext:value-type="float">
            <text:p>1145</text:p>
          </table:table-cell>
          <table:table-cell office:value-type="float" office:value="0.527823269367218" calcext:value-type="float">
            <text:p>0,527823269367218</text:p>
          </table:table-cell>
          <table:table-cell office:value-type="float" office:value="0.5276198387146" calcext:value-type="float">
            <text:p>0,5276198387146</text:p>
          </table:table-cell>
          <table:table-cell office:value-type="float" office:value="0.531505703926086" calcext:value-type="float">
            <text:p>0,531505703926086</text:p>
          </table:table-cell>
          <table:table-cell office:value-type="float" office:value="0.541480422019959" calcext:value-type="float">
            <text:p>0,541480422019959</text:p>
          </table:table-cell>
          <table:table-cell office:value-type="float" office:value="0.531505728314239" calcext:value-type="float">
            <text:p>0,531505728314239</text:p>
          </table:table-cell>
          <table:table-cell office:value-type="float" office:value="0.524140752864157" calcext:value-type="float">
            <text:p>0,524140752864157</text:p>
          </table:table-cell>
          <table:table-cell office:value-type="float" office:value="0.52760543101572" calcext:value-type="float">
            <text:p>0,52760543101572</text:p>
          </table:table-cell>
          <table:table-cell office:value-type="float" office:value="0.529555642822429" calcext:value-type="float">
            <text:p>0,52955564282242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624" calcext:value-type="float">
            <text:p>6624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734" calcext:value-type="float">
            <text:p>734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2444" calcext:value-type="float">
            <text:p>2444</text:p>
          </table:table-cell>
          <table:table-cell office:value-type="float" office:value="1225" calcext:value-type="float">
            <text:p>1225</text:p>
          </table:table-cell>
          <table:table-cell office:value-type="float" office:value="1219" calcext:value-type="float">
            <text:p>1219</text:p>
          </table:table-cell>
          <table:table-cell office:value-type="float" office:value="0.697239816188812" calcext:value-type="float">
            <text:p>0,697239816188812</text:p>
          </table:table-cell>
          <table:table-cell office:value-type="float" office:value="1287" calcext:value-type="float">
            <text:p>1287</text:p>
          </table:table-cell>
          <table:table-cell office:value-type="float" office:value="1142" calcext:value-type="float">
            <text:p>1142</text:p>
          </table:table-cell>
          <table:table-cell office:value-type="float" office:value="1302" calcext:value-type="float">
            <text:p>1302</text:p>
          </table:table-cell>
          <table:table-cell office:value-type="float" office:value="1157" calcext:value-type="float">
            <text:p>1157</text:p>
          </table:table-cell>
          <table:table-cell office:value-type="float" office:value="0.52966445684433" calcext:value-type="float">
            <text:p>0,52966445684433</text:p>
          </table:table-cell>
          <table:table-cell office:value-type="float" office:value="0.529847681522369" calcext:value-type="float">
            <text:p>0,529847681522369</text:p>
          </table:table-cell>
          <table:table-cell office:value-type="float" office:value="0.526595771312714" calcext:value-type="float">
            <text:p>0,526595771312714</text:p>
          </table:table-cell>
          <table:table-cell office:value-type="float" office:value="0.535184979438782" calcext:value-type="float">
            <text:p>0,535184979438782</text:p>
          </table:table-cell>
          <table:table-cell office:value-type="float" office:value="0.526595744680851" calcext:value-type="float">
            <text:p>0,526595744680851</text:p>
          </table:table-cell>
          <table:table-cell office:value-type="float" office:value="0.532733224222586" calcext:value-type="float">
            <text:p>0,532733224222586</text:p>
          </table:table-cell>
          <table:table-cell office:value-type="float" office:value="0.527052619242939" calcext:value-type="float">
            <text:p>0,527052619242939</text:p>
          </table:table-cell>
          <table:table-cell office:value-type="float" office:value="0.528216721454908" calcext:value-type="float">
            <text:p>0,5282167214549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9882" calcext:value-type="float">
            <text:p>9882</text:p>
          </table:table-cell>
          <table:table-cell table:number-columns-repeated="2" office:value-type="float" office:value="4941" calcext:value-type="float">
            <text:p>4941</text:p>
          </table:table-cell>
          <table:table-cell office:value-type="float" office:value="734" calcext:value-type="float">
            <text:p>734</text:p>
          </table:table-cell>
          <table:table-cell office:value-type="float" office:value="560" calcext:value-type="float">
            <text:p>560</text:p>
          </table:table-cell>
          <table:table-cell office:value-type="float" office:value="174" calcext:value-type="float">
            <text:p>174</text:p>
          </table:table-cell>
          <table:table-cell office:value-type="float" office:value="2444" calcext:value-type="float">
            <text:p>2444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2.21119618415833" calcext:value-type="float">
            <text:p>2,21119618415833</text:p>
          </table:table-cell>
          <table:table-cell office:value-type="float" office:value="1023" calcext:value-type="float">
            <text:p>1023</text:p>
          </table:table-cell>
          <table:table-cell office:value-type="float" office:value="1423" calcext:value-type="float">
            <text:p>1423</text:p>
          </table:table-cell>
          <table:table-cell office:value-type="float" office:value="1021" calcext:value-type="float">
            <text:p>1021</text:p>
          </table:table-cell>
          <table:table-cell office:value-type="float" office:value="1421" calcext:value-type="float">
            <text:p>1421</text:p>
          </table:table-cell>
          <table:table-cell office:value-type="float" office:value="0.418166935443878" calcext:value-type="float">
            <text:p>0,418166935443878</text:p>
          </table:table-cell>
          <table:table-cell office:value-type="float" office:value="0.418233841657639" calcext:value-type="float">
            <text:p>0,418233841657639</text:p>
          </table:table-cell>
          <table:table-cell office:value-type="float" office:value="0.418576091527939" calcext:value-type="float">
            <text:p>0,418576091527939</text:p>
          </table:table-cell>
          <table:table-cell office:value-type="float" office:value="0.330060303211212" calcext:value-type="float">
            <text:p>0,330060303211212</text:p>
          </table:table-cell>
          <table:table-cell office:value-type="float" office:value="0.418576104746318" calcext:value-type="float">
            <text:p>0,418576104746318</text:p>
          </table:table-cell>
          <table:table-cell office:value-type="float" office:value="0.417757774140753" calcext:value-type="float">
            <text:p>0,417757774140753</text:p>
          </table:table-cell>
          <table:table-cell office:value-type="float" office:value="0.525913802509547" calcext:value-type="float">
            <text:p>0,525913802509547</text:p>
          </table:table-cell>
          <table:table-cell office:value-type="float" office:value="0.418404896603793" calcext:value-type="float">
            <text:p>0,4184048966037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9882" calcext:value-type="float">
            <text:p>9882</text:p>
          </table:table-cell>
          <table:table-cell table:number-columns-repeated="2" office:value-type="float" office:value="4941" calcext:value-type="float">
            <text:p>4941</text:p>
          </table:table-cell>
          <table:table-cell office:value-type="float" office:value="734" calcext:value-type="float">
            <text:p>734</text:p>
          </table:table-cell>
          <table:table-cell office:value-type="float" office:value="560" calcext:value-type="float">
            <text:p>560</text:p>
          </table:table-cell>
          <table:table-cell office:value-type="float" office:value="174" calcext:value-type="float">
            <text:p>174</text:p>
          </table:table-cell>
          <table:table-cell office:value-type="float" office:value="2444" calcext:value-type="float">
            <text:p>2444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.5118408203125" calcext:value-type="float">
            <text:p>1,5118408203125</text:p>
          </table:table-cell>
          <table:table-cell office:value-type="float" office:value="1104" calcext:value-type="float">
            <text:p>1104</text:p>
          </table:table-cell>
          <table:table-cell office:value-type="float" office:value="1339" calcext:value-type="float">
            <text:p>1339</text:p>
          </table:table-cell>
          <table:table-cell office:value-type="float" office:value="1105" calcext:value-type="float">
            <text:p>1105</text:p>
          </table:table-cell>
          <table:table-cell office:value-type="float" office:value="1340" calcext:value-type="float">
            <text:p>1340</text:p>
          </table:table-cell>
          <table:table-cell office:value-type="float" office:value="0.451923072338104" calcext:value-type="float">
            <text:p>0,451923072338104</text:p>
          </table:table-cell>
          <table:table-cell office:value-type="float" office:value="0.451903402805328" calcext:value-type="float">
            <text:p>0,451903402805328</text:p>
          </table:table-cell>
          <table:table-cell office:value-type="float" office:value="0.451718479394913" calcext:value-type="float">
            <text:p>0,451718479394913</text:p>
          </table:table-cell>
          <table:table-cell office:value-type="float" office:value="0.360502332448959" calcext:value-type="float">
            <text:p>0,360502332448959</text:p>
          </table:table-cell>
          <table:table-cell office:value-type="float" office:value="0.451718494271686" calcext:value-type="float">
            <text:p>0,451718494271686</text:p>
          </table:table-cell>
          <table:table-cell office:value-type="float" office:value="0.452127659574468" calcext:value-type="float">
            <text:p>0,452127659574468</text:p>
          </table:table-cell>
          <table:table-cell office:value-type="float" office:value="0.522640480087289" calcext:value-type="float">
            <text:p>0,522640480087289</text:p>
          </table:table-cell>
          <table:table-cell office:value-type="float" office:value="0.45181092217812" calcext:value-type="float">
            <text:p>0,451810922178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666" calcext:value-type="float">
            <text:p>10666</text:p>
          </table:table-cell>
          <table:table-cell table:number-columns-repeated="2" office:value-type="float" office:value="5333" calcext:value-type="float">
            <text:p>5333</text:p>
          </table:table-cell>
          <table:table-cell office:value-type="float" office:value="734" calcext:value-type="float">
            <text:p>734</text:p>
          </table:table-cell>
          <table:table-cell office:value-type="float" office:value="606" calcext:value-type="float">
            <text:p>606</text:p>
          </table:table-cell>
          <table:table-cell office:value-type="float" office:value="128" calcext:value-type="float">
            <text:p>128</text:p>
          </table:table-cell>
          <table:table-cell office:value-type="float" office:value="2444" calcext:value-type="float">
            <text:p>2444</text:p>
          </table:table-cell>
          <table:table-cell office:value-type="float" office:value="1979" calcext:value-type="float">
            <text:p>1979</text:p>
          </table:table-cell>
          <table:table-cell office:value-type="float" office:value="465" calcext:value-type="float">
            <text:p>465</text:p>
          </table:table-cell>
          <table:table-cell office:value-type="float" office:value="1.77787029743195" calcext:value-type="float">
            <text:p>1,77787029743195</text:p>
          </table:table-cell>
          <table:table-cell office:value-type="float" office:value="1141" calcext:value-type="float">
            <text:p>1141</text:p>
          </table:table-cell>
          <table:table-cell office:value-type="float" office:value="1310" calcext:value-type="float">
            <text:p>1310</text:p>
          </table:table-cell>
          <table:table-cell office:value-type="float" office:value="1134" calcext:value-type="float">
            <text:p>1134</text:p>
          </table:table-cell>
          <table:table-cell office:value-type="float" office:value="1303" calcext:value-type="float">
            <text:p>1303</text:p>
          </table:table-cell>
          <table:table-cell office:value-type="float" office:value="0.46542552113533" calcext:value-type="float">
            <text:p>0,46542552113533</text:p>
          </table:table-cell>
          <table:table-cell office:value-type="float" office:value="0.465524286031723" calcext:value-type="float">
            <text:p>0,465524286031723</text:p>
          </table:table-cell>
          <table:table-cell office:value-type="float" office:value="0.466857612133026" calcext:value-type="float">
            <text:p>0,466857612133026</text:p>
          </table:table-cell>
          <table:table-cell office:value-type="float" office:value="0.355634212493896" calcext:value-type="float">
            <text:p>0,355634212493896</text:p>
          </table:table-cell>
          <table:table-cell office:value-type="float" office:value="0.466857610474632" calcext:value-type="float">
            <text:p>0,466857610474632</text:p>
          </table:table-cell>
          <table:table-cell office:value-type="float" office:value="0.463993453355155" calcext:value-type="float">
            <text:p>0,463993453355155</text:p>
          </table:table-cell>
          <table:table-cell office:value-type="float" office:value="0.52209381299342" calcext:value-type="float">
            <text:p>0,52209381299342</text:p>
          </table:table-cell>
          <table:table-cell office:value-type="float" office:value="0.466189995739921" calcext:value-type="float">
            <text:p>0,4661899957399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9882" calcext:value-type="float">
            <text:p>9882</text:p>
          </table:table-cell>
          <table:table-cell table:number-columns-repeated="2" office:value-type="float" office:value="4941" calcext:value-type="float">
            <text:p>4941</text:p>
          </table:table-cell>
          <table:table-cell office:value-type="float" office:value="734" calcext:value-type="float">
            <text:p>734</text:p>
          </table:table-cell>
          <table:table-cell office:value-type="float" office:value="560" calcext:value-type="float">
            <text:p>560</text:p>
          </table:table-cell>
          <table:table-cell office:value-type="float" office:value="174" calcext:value-type="float">
            <text:p>174</text:p>
          </table:table-cell>
          <table:table-cell office:value-type="float" office:value="2444" calcext:value-type="float">
            <text:p>2444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.66116440296173" calcext:value-type="float">
            <text:p>1,66116440296173</text:p>
          </table:table-cell>
          <table:table-cell office:value-type="float" office:value="1083" calcext:value-type="float">
            <text:p>1083</text:p>
          </table:table-cell>
          <table:table-cell office:value-type="float" office:value="1357" calcext:value-type="float">
            <text:p>1357</text:p>
          </table:table-cell>
          <table:table-cell office:value-type="float" office:value="1087" calcext:value-type="float">
            <text:p>1087</text:p>
          </table:table-cell>
          <table:table-cell office:value-type="float" office:value="1361" calcext:value-type="float">
            <text:p>1361</text:p>
          </table:table-cell>
          <table:table-cell office:value-type="float" office:value="0.443944364786148" calcext:value-type="float">
            <text:p>0,443944364786148</text:p>
          </table:table-cell>
          <table:table-cell office:value-type="float" office:value="0.443852454423904" calcext:value-type="float">
            <text:p>0,443852454423904</text:p>
          </table:table-cell>
          <table:table-cell office:value-type="float" office:value="0.443126022815704" calcext:value-type="float">
            <text:p>0,443126022815704</text:p>
          </table:table-cell>
          <table:table-cell office:value-type="float" office:value="0.357562333345413" calcext:value-type="float">
            <text:p>0,357562333345413</text:p>
          </table:table-cell>
          <table:table-cell office:value-type="float" office:value="0.443126022913257" calcext:value-type="float">
            <text:p>0,443126022913257</text:p>
          </table:table-cell>
          <table:table-cell office:value-type="float" office:value="0.444762684124386" calcext:value-type="float">
            <text:p>0,444762684124386</text:p>
          </table:table-cell>
          <table:table-cell office:value-type="float" office:value="0.521276595744681" calcext:value-type="float">
            <text:p>0,521276595744681</text:p>
          </table:table-cell>
          <table:table-cell office:value-type="float" office:value="0.443488941147603" calcext:value-type="float">
            <text:p>0,4434889411476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624" calcext:value-type="float">
            <text:p>6624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734" calcext:value-type="float">
            <text:p>734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2444" calcext:value-type="float">
            <text:p>2444</text:p>
          </table:table-cell>
          <table:table-cell office:value-type="float" office:value="1225" calcext:value-type="float">
            <text:p>1225</text:p>
          </table:table-cell>
          <table:table-cell office:value-type="float" office:value="1219" calcext:value-type="float">
            <text:p>1219</text:p>
          </table:table-cell>
          <table:table-cell office:value-type="float" office:value="0.696845710277557" calcext:value-type="float">
            <text:p>0,696845710277557</text:p>
          </table:table-cell>
          <table:table-cell office:value-type="float" office:value="1272" calcext:value-type="float">
            <text:p>1272</text:p>
          </table:table-cell>
          <table:table-cell office:value-type="float" office:value="1177" calcext:value-type="float">
            <text:p>1177</text:p>
          </table:table-cell>
          <table:table-cell office:value-type="float" office:value="1267" calcext:value-type="float">
            <text:p>1267</text:p>
          </table:table-cell>
          <table:table-cell office:value-type="float" office:value="1172" calcext:value-type="float">
            <text:p>1172</text:p>
          </table:table-cell>
          <table:table-cell office:value-type="float" office:value="0.519435346126556" calcext:value-type="float">
            <text:p>0,519435346126556</text:p>
          </table:table-cell>
          <table:table-cell office:value-type="float" office:value="0.519395649433136" calcext:value-type="float">
            <text:p>0,519395649433136</text:p>
          </table:table-cell>
          <table:table-cell office:value-type="float" office:value="0.520458281040192" calcext:value-type="float">
            <text:p>0,520458281040192</text:p>
          </table:table-cell>
          <table:table-cell office:value-type="float" office:value="0.528236091136932" calcext:value-type="float">
            <text:p>0,528236091136932</text:p>
          </table:table-cell>
          <table:table-cell office:value-type="float" office:value="0.520458265139116" calcext:value-type="float">
            <text:p>0,520458265139116</text:p>
          </table:table-cell>
          <table:table-cell office:value-type="float" office:value="0.518412438625205" calcext:value-type="float">
            <text:p>0,518412438625205</text:p>
          </table:table-cell>
          <table:table-cell office:value-type="float" office:value="0.518052937335722" calcext:value-type="float">
            <text:p>0,518052937335722</text:p>
          </table:table-cell>
          <table:table-cell office:value-type="float" office:value="0.519926422282553" calcext:value-type="float">
            <text:p>0,519926422282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12208" calcext:value-type="float">
            <text:p>12208</text:p>
          </table:table-cell>
          <table:table-cell table:number-columns-repeated="2" office:value-type="float" office:value="6104" calcext:value-type="float">
            <text:p>6104</text:p>
          </table:table-cell>
          <table:table-cell office:value-type="float" office:value="734" calcext:value-type="float">
            <text:p>734</text:p>
          </table:table-cell>
          <table:table-cell office:value-type="float" office:value="661" calcext:value-type="float">
            <text:p>661</text:p>
          </table:table-cell>
          <table:table-cell office:value-type="float" office:value="73" calcext:value-type="float">
            <text:p>73</text:p>
          </table:table-cell>
          <table:table-cell office:value-type="float" office:value="2444" calcext:value-type="float">
            <text:p>2444</text:p>
          </table:table-cell>
          <table:table-cell office:value-type="float" office:value="2255" calcext:value-type="float">
            <text:p>2255</text:p>
          </table:table-cell>
          <table:table-cell office:value-type="float" office:value="189" calcext:value-type="float">
            <text:p>189</text:p>
          </table:table-cell>
          <table:table-cell office:value-type="float" office:value="1.65741384029388" calcext:value-type="float">
            <text:p>1,65741384029388</text:p>
          </table:table-cell>
          <table:table-cell office:value-type="float" office:value="1218" calcext:value-type="float">
            <text:p>1218</text:p>
          </table:table-cell>
          <table:table-cell office:value-type="float" office:value="1227" calcext:value-type="float">
            <text:p>1227</text:p>
          </table:table-cell>
          <table:table-cell office:value-type="float" office:value="1217" calcext:value-type="float">
            <text:p>1217</text:p>
          </table:table-cell>
          <table:table-cell office:value-type="float" office:value="1226" calcext:value-type="float">
            <text:p>1226</text:p>
          </table:table-cell>
          <table:table-cell office:value-type="float" office:value="0.498158752918243" calcext:value-type="float">
            <text:p>0,498158752918243</text:p>
          </table:table-cell>
          <table:table-cell office:value-type="float" office:value="0.498159497976303" calcext:value-type="float">
            <text:p>0,498159497976303</text:p>
          </table:table-cell>
          <table:table-cell office:value-type="float" office:value="0.498363345861435" calcext:value-type="float">
            <text:p>0,498363345861435</text:p>
          </table:table-cell>
          <table:table-cell office:value-type="float" office:value="0.334832102060318" calcext:value-type="float">
            <text:p>0,334832102060318</text:p>
          </table:table-cell>
          <table:table-cell office:value-type="float" office:value="0.498363338788871" calcext:value-type="float">
            <text:p>0,498363338788871</text:p>
          </table:table-cell>
          <table:table-cell office:value-type="float" office:value="0.497954173486088" calcext:value-type="float">
            <text:p>0,497954173486088</text:p>
          </table:table-cell>
          <table:table-cell office:value-type="float" office:value="0.514867607550534" calcext:value-type="float">
            <text:p>0,514867607550534</text:p>
          </table:table-cell>
          <table:table-cell office:value-type="float" office:value="0.498261401069392" calcext:value-type="float">
            <text:p>0,4982614010693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9882" calcext:value-type="float">
            <text:p>9882</text:p>
          </table:table-cell>
          <table:table-cell table:number-columns-repeated="2" office:value-type="float" office:value="4941" calcext:value-type="float">
            <text:p>4941</text:p>
          </table:table-cell>
          <table:table-cell office:value-type="float" office:value="734" calcext:value-type="float">
            <text:p>734</text:p>
          </table:table-cell>
          <table:table-cell office:value-type="float" office:value="560" calcext:value-type="float">
            <text:p>560</text:p>
          </table:table-cell>
          <table:table-cell office:value-type="float" office:value="174" calcext:value-type="float">
            <text:p>174</text:p>
          </table:table-cell>
          <table:table-cell office:value-type="float" office:value="2444" calcext:value-type="float">
            <text:p>2444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.59234523773193" calcext:value-type="float">
            <text:p>1,59234523773193</text:p>
          </table:table-cell>
          <table:table-cell office:value-type="float" office:value="1091" calcext:value-type="float">
            <text:p>1091</text:p>
          </table:table-cell>
          <table:table-cell office:value-type="float" office:value="1345" calcext:value-type="float">
            <text:p>1345</text:p>
          </table:table-cell>
          <table:table-cell office:value-type="float" office:value="1099" calcext:value-type="float">
            <text:p>1099</text:p>
          </table:table-cell>
          <table:table-cell office:value-type="float" office:value="1353" calcext:value-type="float">
            <text:p>1353</text:p>
          </table:table-cell>
          <table:table-cell office:value-type="float" office:value="0.448036015033722" calcext:value-type="float">
            <text:p>0,448036015033722</text:p>
          </table:table-cell>
          <table:table-cell office:value-type="float" office:value="0.44786536693573" calcext:value-type="float">
            <text:p>0,44786536693573</text:p>
          </table:table-cell>
          <table:table-cell office:value-type="float" office:value="0.446399331092835" calcext:value-type="float">
            <text:p>0,446399331092835</text:p>
          </table:table-cell>
          <table:table-cell office:value-type="float" office:value="0.361093074083328" calcext:value-type="float">
            <text:p>0,361093074083328</text:p>
          </table:table-cell>
          <table:table-cell office:value-type="float" office:value="0.446399345335516" calcext:value-type="float">
            <text:p>0,446399345335516</text:p>
          </table:table-cell>
          <table:table-cell office:value-type="float" office:value="0.449672667757774" calcext:value-type="float">
            <text:p>0,449672667757774</text:p>
          </table:table-cell>
          <table:table-cell office:value-type="float" office:value="0.514457174031642" calcext:value-type="float">
            <text:p>0,514457174031642</text:p>
          </table:table-cell>
          <table:table-cell office:value-type="float" office:value="0.447131147322492" calcext:value-type="float">
            <text:p>0,4471311473224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12208" calcext:value-type="float">
            <text:p>12208</text:p>
          </table:table-cell>
          <table:table-cell table:number-columns-repeated="2" office:value-type="float" office:value="6104" calcext:value-type="float">
            <text:p>6104</text:p>
          </table:table-cell>
          <table:table-cell office:value-type="float" office:value="734" calcext:value-type="float">
            <text:p>734</text:p>
          </table:table-cell>
          <table:table-cell office:value-type="float" office:value="661" calcext:value-type="float">
            <text:p>661</text:p>
          </table:table-cell>
          <table:table-cell office:value-type="float" office:value="73" calcext:value-type="float">
            <text:p>73</text:p>
          </table:table-cell>
          <table:table-cell office:value-type="float" office:value="2444" calcext:value-type="float">
            <text:p>2444</text:p>
          </table:table-cell>
          <table:table-cell office:value-type="float" office:value="2255" calcext:value-type="float">
            <text:p>2255</text:p>
          </table:table-cell>
          <table:table-cell office:value-type="float" office:value="189" calcext:value-type="float">
            <text:p>189</text:p>
          </table:table-cell>
          <table:table-cell office:value-type="float" office:value="1.96985387802124" calcext:value-type="float">
            <text:p>1,96985387802124</text:p>
          </table:table-cell>
          <table:table-cell office:value-type="float" office:value="1084" calcext:value-type="float">
            <text:p>1084</text:p>
          </table:table-cell>
          <table:table-cell office:value-type="float" office:value="1350" calcext:value-type="float">
            <text:p>1350</text:p>
          </table:table-cell>
          <table:table-cell office:value-type="float" office:value="1094" calcext:value-type="float">
            <text:p>1094</text:p>
          </table:table-cell>
          <table:table-cell office:value-type="float" office:value="1360" calcext:value-type="float">
            <text:p>1360</text:p>
          </table:table-cell>
          <table:table-cell office:value-type="float" office:value="0.445581018924713" calcext:value-type="float">
            <text:p>0,445581018924713</text:p>
          </table:table-cell>
          <table:table-cell office:value-type="float" office:value="0.445357441902161" calcext:value-type="float">
            <text:p>0,445357441902161</text:p>
          </table:table-cell>
          <table:table-cell office:value-type="float" office:value="0.443535178899765" calcext:value-type="float">
            <text:p>0,443535178899765</text:p>
          </table:table-cell>
          <table:table-cell office:value-type="float" office:value="0.284213006496429" calcext:value-type="float">
            <text:p>0,284213006496429</text:p>
          </table:table-cell>
          <table:table-cell office:value-type="float" office:value="0.443535188216039" calcext:value-type="float">
            <text:p>0,443535188216039</text:p>
          </table:table-cell>
          <table:table-cell office:value-type="float" office:value="0.447626841243863" calcext:value-type="float">
            <text:p>0,447626841243863</text:p>
          </table:table-cell>
          <table:table-cell office:value-type="float" office:value="0.512926008047959" calcext:value-type="float">
            <text:p>0,512926008047959</text:p>
          </table:table-cell>
          <table:table-cell office:value-type="float" office:value="0.444444442547427" calcext:value-type="float">
            <text:p>0,4444444425474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12208" calcext:value-type="float">
            <text:p>12208</text:p>
          </table:table-cell>
          <table:table-cell table:number-columns-repeated="2" office:value-type="float" office:value="6104" calcext:value-type="float">
            <text:p>6104</text:p>
          </table:table-cell>
          <table:table-cell office:value-type="float" office:value="734" calcext:value-type="float">
            <text:p>734</text:p>
          </table:table-cell>
          <table:table-cell office:value-type="float" office:value="661" calcext:value-type="float">
            <text:p>661</text:p>
          </table:table-cell>
          <table:table-cell office:value-type="float" office:value="73" calcext:value-type="float">
            <text:p>73</text:p>
          </table:table-cell>
          <table:table-cell office:value-type="float" office:value="2444" calcext:value-type="float">
            <text:p>2444</text:p>
          </table:table-cell>
          <table:table-cell office:value-type="float" office:value="2255" calcext:value-type="float">
            <text:p>2255</text:p>
          </table:table-cell>
          <table:table-cell office:value-type="float" office:value="189" calcext:value-type="float">
            <text:p>189</text:p>
          </table:table-cell>
          <table:table-cell office:value-type="float" office:value="2.50535941123962" calcext:value-type="float">
            <text:p>2,50535941123962</text:p>
          </table:table-cell>
          <table:table-cell office:value-type="float" office:value="949" calcext:value-type="float">
            <text:p>949</text:p>
          </table:table-cell>
          <table:table-cell office:value-type="float" office:value="1497" calcext:value-type="float">
            <text:p>1497</text:p>
          </table:table-cell>
          <table:table-cell office:value-type="float" office:value="947" calcext:value-type="float">
            <text:p>947</text:p>
          </table:table-cell>
          <table:table-cell office:value-type="float" office:value="1495" calcext:value-type="float">
            <text:p>1495</text:p>
          </table:table-cell>
          <table:table-cell office:value-type="float" office:value="0.387888699769974" calcext:value-type="float">
            <text:p>0,387888699769974</text:p>
          </table:table-cell>
          <table:table-cell office:value-type="float" office:value="0.387980371713638" calcext:value-type="float">
            <text:p>0,387980371713638</text:p>
          </table:table-cell>
          <table:table-cell office:value-type="float" office:value="0.388297885656357" calcext:value-type="float">
            <text:p>0,388297885656357</text:p>
          </table:table-cell>
          <table:table-cell office:value-type="float" office:value="0.230219259858131" calcext:value-type="float">
            <text:p>0,230219259858131</text:p>
          </table:table-cell>
          <table:table-cell office:value-type="float" office:value="0.388297872340425" calcext:value-type="float">
            <text:p>0,388297872340425</text:p>
          </table:table-cell>
          <table:table-cell office:value-type="float" office:value="0.387479541734861" calcext:value-type="float">
            <text:p>0,387479541734861</text:p>
          </table:table-cell>
          <table:table-cell office:value-type="float" office:value="0.50612161099966" calcext:value-type="float">
            <text:p>0,50612161099966</text:p>
          </table:table-cell>
          <table:table-cell office:value-type="float" office:value="0.388139063750096" calcext:value-type="float">
            <text:p>0,38813906375009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10666" calcext:value-type="float">
            <text:p>10666</text:p>
          </table:table-cell>
          <table:table-cell table:number-columns-repeated="2" office:value-type="float" office:value="5333" calcext:value-type="float">
            <text:p>5333</text:p>
          </table:table-cell>
          <table:table-cell office:value-type="float" office:value="734" calcext:value-type="float">
            <text:p>734</text:p>
          </table:table-cell>
          <table:table-cell office:value-type="float" office:value="606" calcext:value-type="float">
            <text:p>606</text:p>
          </table:table-cell>
          <table:table-cell office:value-type="float" office:value="128" calcext:value-type="float">
            <text:p>128</text:p>
          </table:table-cell>
          <table:table-cell office:value-type="float" office:value="2444" calcext:value-type="float">
            <text:p>2444</text:p>
          </table:table-cell>
          <table:table-cell office:value-type="float" office:value="1979" calcext:value-type="float">
            <text:p>1979</text:p>
          </table:table-cell>
          <table:table-cell office:value-type="float" office:value="465" calcext:value-type="float">
            <text:p>465</text:p>
          </table:table-cell>
          <table:table-cell office:value-type="float" office:value="2.27625465393066" calcext:value-type="float">
            <text:p>2,27625465393066</text:p>
          </table:table-cell>
          <table:table-cell office:value-type="float" office:value="1035" calcext:value-type="float">
            <text:p>1035</text:p>
          </table:table-cell>
          <table:table-cell office:value-type="float" office:value="1408" calcext:value-type="float">
            <text:p>1408</text:p>
          </table:table-cell>
          <table:table-cell office:value-type="float" office:value="1036" calcext:value-type="float">
            <text:p>1036</text:p>
          </table:table-cell>
          <table:table-cell office:value-type="float" office:value="1409" calcext:value-type="float">
            <text:p>1409</text:p>
          </table:table-cell>
          <table:table-cell office:value-type="float" office:value="0.423690676689148" calcext:value-type="float">
            <text:p>0,423690676689148</text:p>
          </table:table-cell>
          <table:table-cell office:value-type="float" office:value="0.423659443855286" calcext:value-type="float">
            <text:p>0,423659443855286</text:p>
          </table:table-cell>
          <table:table-cell office:value-type="float" office:value="0.423486083745956" calcext:value-type="float">
            <text:p>0,423486083745956</text:p>
          </table:table-cell>
          <table:table-cell office:value-type="float" office:value="0.316867142915726" calcext:value-type="float">
            <text:p>0,316867142915726</text:p>
          </table:table-cell>
          <table:table-cell office:value-type="float" office:value="0.423486088379705" calcext:value-type="float">
            <text:p>0,423486088379705</text:p>
          </table:table-cell>
          <table:table-cell office:value-type="float" office:value="0.423895253682488" calcext:value-type="float">
            <text:p>0,423895253682488</text:p>
          </table:table-cell>
          <table:table-cell office:value-type="float" office:value="0.502522181833988" calcext:value-type="float">
            <text:p>0,502522181833988</text:p>
          </table:table-cell>
          <table:table-cell office:value-type="float" office:value="0.423572746062389" calcext:value-type="float">
            <text:p>0,4235727460623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12208" calcext:value-type="float">
            <text:p>12208</text:p>
          </table:table-cell>
          <table:table-cell table:number-columns-repeated="2" office:value-type="float" office:value="6104" calcext:value-type="float">
            <text:p>6104</text:p>
          </table:table-cell>
          <table:table-cell office:value-type="float" office:value="734" calcext:value-type="float">
            <text:p>734</text:p>
          </table:table-cell>
          <table:table-cell office:value-type="float" office:value="661" calcext:value-type="float">
            <text:p>661</text:p>
          </table:table-cell>
          <table:table-cell office:value-type="float" office:value="73" calcext:value-type="float">
            <text:p>73</text:p>
          </table:table-cell>
          <table:table-cell office:value-type="float" office:value="2444" calcext:value-type="float">
            <text:p>2444</text:p>
          </table:table-cell>
          <table:table-cell office:value-type="float" office:value="2255" calcext:value-type="float">
            <text:p>2255</text:p>
          </table:table-cell>
          <table:table-cell office:value-type="float" office:value="189" calcext:value-type="float">
            <text:p>189</text:p>
          </table:table-cell>
          <table:table-cell office:value-type="float" office:value="2.32115650177002" calcext:value-type="float">
            <text:p>2,32115650177002</text:p>
          </table:table-cell>
          <table:table-cell office:value-type="float" office:value="900" calcext:value-type="float">
            <text:p>900</text:p>
          </table:table-cell>
          <table:table-cell office:value-type="float" office:value="1538" calcext:value-type="float">
            <text:p>1538</text:p>
          </table:table-cell>
          <table:table-cell office:value-type="float" office:value="906" calcext:value-type="float">
            <text:p>906</text:p>
          </table:table-cell>
          <table:table-cell office:value-type="float" office:value="1544" calcext:value-type="float">
            <text:p>1544</text:p>
          </table:table-cell>
          <table:table-cell office:value-type="float" office:value="0.36947625875473" calcext:value-type="float">
            <text:p>0,36947625875473</text:p>
          </table:table-cell>
          <table:table-cell office:value-type="float" office:value="0.369155049324036" calcext:value-type="float">
            <text:p>0,369155049324036</text:p>
          </table:table-cell>
          <table:table-cell office:value-type="float" office:value="0.368248760700226" calcext:value-type="float">
            <text:p>0,368248760700226</text:p>
          </table:table-cell>
          <table:table-cell office:value-type="float" office:value="0.203592628240585" calcext:value-type="float">
            <text:p>0,203592628240585</text:p>
          </table:table-cell>
          <table:table-cell office:value-type="float" office:value="0.368248772504092" calcext:value-type="float">
            <text:p>0,368248772504092</text:p>
          </table:table-cell>
          <table:table-cell office:value-type="float" office:value="0.370703764320786" calcext:value-type="float">
            <text:p>0,370703764320786</text:p>
          </table:table-cell>
          <table:table-cell office:value-type="float" office:value="0.49018759018759" calcext:value-type="float">
            <text:p>0,49018759018759</text:p>
          </table:table-cell>
          <table:table-cell office:value-type="float" office:value="0.368701348085886" calcext:value-type="float">
            <text:p>0,3687013480858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12208" calcext:value-type="float">
            <text:p>12208</text:p>
          </table:table-cell>
          <table:table-cell table:number-columns-repeated="2" office:value-type="float" office:value="6104" calcext:value-type="float">
            <text:p>6104</text:p>
          </table:table-cell>
          <table:table-cell office:value-type="float" office:value="734" calcext:value-type="float">
            <text:p>734</text:p>
          </table:table-cell>
          <table:table-cell office:value-type="float" office:value="661" calcext:value-type="float">
            <text:p>661</text:p>
          </table:table-cell>
          <table:table-cell office:value-type="float" office:value="73" calcext:value-type="float">
            <text:p>73</text:p>
          </table:table-cell>
          <table:table-cell office:value-type="float" office:value="2444" calcext:value-type="float">
            <text:p>2444</text:p>
          </table:table-cell>
          <table:table-cell office:value-type="float" office:value="2255" calcext:value-type="float">
            <text:p>2255</text:p>
          </table:table-cell>
          <table:table-cell office:value-type="float" office:value="189" calcext:value-type="float">
            <text:p>189</text:p>
          </table:table-cell>
          <table:table-cell office:value-type="float" office:value="2.3601086139679" calcext:value-type="float">
            <text:p>2,3601086139679</text:p>
          </table:table-cell>
          <table:table-cell office:value-type="float" office:value="853" calcext:value-type="float">
            <text:p>853</text:p>
          </table:table-cell>
          <table:table-cell office:value-type="float" office:value="1591" calcext:value-type="float">
            <text:p>1591</text:p>
          </table:table-cell>
          <table:table-cell office:value-type="float" office:value="853" calcext:value-type="float">
            <text:p>853</text:p>
          </table:table-cell>
          <table:table-cell office:value-type="float" office:value="1591" calcext:value-type="float">
            <text:p>1591</text:p>
          </table:table-cell>
          <table:table-cell table:number-columns-repeated="3" office:value-type="float" office:value="0.349018007516861" calcext:value-type="float">
            <text:p>0,349018007516861</text:p>
          </table:table-cell>
          <table:table-cell office:value-type="float" office:value="0.200182616710663" calcext:value-type="float">
            <text:p>0,200182616710663</text:p>
          </table:table-cell>
          <table:table-cell table:number-columns-repeated="2" office:value-type="float" office:value="0.349018003273322" calcext:value-type="float">
            <text:p>0,349018003273322</text:p>
          </table:table-cell>
          <table:table-cell office:value-type="float" office:value="0.483298724762139" calcext:value-type="float">
            <text:p>0,483298724762139</text:p>
          </table:table-cell>
          <table:table-cell office:value-type="float" office:value="0.349018007516861" calcext:value-type="float">
            <text:p>0,349018007516861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'20200509213725-long-lived-bug-prediction-w-dnn-results'.A1:'20200509213725-long-lived-bug-prediction-w-dnn-results'.AF21">
          <table:sort>
            <table:sort-by table:field-number="2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9T21:30:13.467273944</dc:date>
    <meta:editing-duration>PT3M3S</meta:editing-duration>
    <meta:editing-cycles>1</meta:editing-cycles>
    <meta:document-statistic meta:table-count="1" meta:cell-count="672" meta:object-count="0"/>
    <meta:generator>LibreOffice/6.4.3.2$Linux_X86_64 LibreOffice_project/40$Build-2</meta:generator>
  </office:meta>
</office:document-meta>
</file>